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2.833cm" style:rel-column-width="10922*"/>
    </style:style>
    <style:style style:name="Tabla4.D" style:family="table-column">
      <style:table-column-properties style:column-width="2.835cm" style:rel-column-width="10924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29" style:family="table-row">
      <style:table-row-properties style:min-row-height="0.758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51aec" officeooo:paragraph-rsid="00051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1be9" officeooo:paragraph-rsid="00061be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0d936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14d9e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14d9e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61be9"/>
    </style:style>
    <style:style style:name="P8" style:family="paragraph" style:parent-style-name="Standard">
      <style:paragraph-properties fo:text-align="start" style:justify-single-word="false"/>
      <style:text-properties officeooo:rsid="00070de9" officeooo:paragraph-rsid="00070de9"/>
    </style:style>
    <style:style style:name="P9" style:family="paragraph" style:parent-style-name="Standard">
      <style:paragraph-properties fo:text-align="start" style:justify-single-word="false"/>
      <style:text-properties officeooo:rsid="00070de9" officeooo:paragraph-rsid="00088970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bb08" officeooo:paragraph-rsid="000a6e16" style:font-weight-asian="bold" style:font-weight-complex="bold"/>
    </style:style>
    <style:style style:name="P12" style:family="paragraph" style:parent-style-name="Standard">
      <style:text-properties officeooo:paragraph-rsid="00088970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b505" officeooo:paragraph-rsid="000a6e1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4bb08" officeooo:paragraph-rsid="000a6e1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6976" officeooo:paragraph-rsid="000a6e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6e16" officeooo:paragraph-rsid="000a6e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8fc8b" officeooo:paragraph-rsid="0018fc8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65f36" officeooo:paragraph-rsid="00265f3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a0f8c" officeooo:paragraph-rsid="001a0f8c"/>
    </style:style>
    <style:style style:name="P20" style:family="paragraph" style:parent-style-name="Standard">
      <style:paragraph-properties fo:text-align="start" style:justify-single-word="false"/>
      <style:text-properties officeooo:rsid="001dbb3f" officeooo:paragraph-rsid="00200acd"/>
    </style:style>
    <style:style style:name="P21" style:family="paragraph" style:parent-style-name="Standard">
      <style:paragraph-properties fo:text-align="start" style:justify-single-word="false"/>
      <style:text-properties officeooo:rsid="00200acd" officeooo:paragraph-rsid="00200acd"/>
    </style:style>
    <style:style style:name="P22" style:family="paragraph" style:parent-style-name="Table_20_Contents">
      <style:paragraph-properties fo:text-align="start" style:justify-single-word="false"/>
      <style:text-properties officeooo:rsid="000ead44" officeooo:paragraph-rsid="00088970"/>
    </style:style>
    <style:style style:name="P23" style:family="paragraph" style:parent-style-name="Table_20_Contents">
      <style:paragraph-properties fo:text-align="start" style:justify-single-word="false"/>
      <style:text-properties officeooo:rsid="001087dd" officeooo:paragraph-rsid="00088970"/>
    </style:style>
    <style:style style:name="P24" style:family="paragraph" style:parent-style-name="Table_20_Contents">
      <style:paragraph-properties fo:text-align="start" style:justify-single-word="false"/>
      <style:text-properties officeooo:rsid="00116976" officeooo:paragraph-rsid="000a6e16"/>
    </style:style>
    <style:style style:name="P25" style:family="paragraph" style:parent-style-name="Table_20_Contents">
      <style:paragraph-properties fo:text-align="start" style:justify-single-word="false"/>
      <style:text-properties officeooo:rsid="00124e1d" officeooo:paragraph-rsid="000a6e16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14d9ed"/>
    </style:style>
    <style:style style:name="P28" style:family="paragraph" style:parent-style-name="Table_20_Contents">
      <style:paragraph-properties fo:text-align="start" style:justify-single-word="false"/>
      <style:text-properties officeooo:rsid="000b4a69" officeooo:paragraph-rsid="000b4a69"/>
    </style:style>
    <style:style style:name="P29" style:family="paragraph" style:parent-style-name="Table_20_Contents">
      <style:paragraph-properties fo:text-align="start" style:justify-single-word="false"/>
      <style:text-properties officeooo:rsid="000b4a69" officeooo:paragraph-rsid="0014d9e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0f1cf0" officeooo:paragraph-rsid="000f1cf0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58b61" officeooo:paragraph-rsid="00158b61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f1cf0" officeooo:paragraph-rsid="000f1cf0"/>
    </style:style>
    <style:style style:name="P33" style:family="paragraph" style:parent-style-name="Table_20_Contents">
      <style:paragraph-properties fo:text-align="start" style:justify-single-word="false"/>
      <style:text-properties officeooo:rsid="0010b6d8" officeooo:paragraph-rsid="0010b6d8"/>
    </style:style>
    <style:style style:name="P34" style:family="paragraph" style:parent-style-name="Table_20_Contents">
      <style:paragraph-properties fo:text-align="start" style:justify-single-word="false"/>
      <style:text-properties officeooo:rsid="001244cf" officeooo:paragraph-rsid="001244cf"/>
    </style:style>
    <style:style style:name="P35" style:family="paragraph" style:parent-style-name="Table_20_Contents">
      <style:paragraph-properties fo:text-align="start" style:justify-single-word="false"/>
      <style:text-properties officeooo:rsid="0013cf6f" officeooo:paragraph-rsid="0013cf6f"/>
    </style:style>
    <style:style style:name="P36" style:family="paragraph" style:parent-style-name="Table_20_Contents">
      <style:paragraph-properties fo:text-align="start" style:justify-single-word="false"/>
      <style:text-properties officeooo:rsid="00158b61" officeooo:paragraph-rsid="00158b61"/>
    </style:style>
    <style:style style:name="P37" style:family="paragraph" style:parent-style-name="Table_20_Contents">
      <style:paragraph-properties fo:text-align="start" style:justify-single-word="false"/>
      <style:text-properties officeooo:rsid="00158b61" officeooo:paragraph-rsid="001dbb3f"/>
    </style:style>
    <style:style style:name="P38" style:family="paragraph" style:parent-style-name="Table_20_Contents">
      <style:paragraph-properties fo:text-align="start" style:justify-single-word="false"/>
      <style:text-properties officeooo:rsid="0017108f" officeooo:paragraph-rsid="0017108f"/>
    </style:style>
    <style:style style:name="P39" style:family="paragraph" style:parent-style-name="Table_20_Contents">
      <style:paragraph-properties fo:text-align="start" style:justify-single-word="false"/>
      <style:text-properties officeooo:rsid="00200acd" officeooo:paragraph-rsid="00200acd"/>
    </style:style>
    <style:style style:name="P40" style:family="paragraph" style:parent-style-name="Table_20_Contents">
      <style:paragraph-properties fo:text-align="start" style:justify-single-word="false"/>
      <style:text-properties officeooo:rsid="00217a8b" officeooo:paragraph-rsid="00217a8b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2b0b8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0d936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334b72" officeooo:paragraph-rsid="00334b72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2ca584" officeooo:paragraph-rsid="002ca584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2cd2d2" officeooo:paragraph-rsid="002cd2d2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31a16f" officeooo:paragraph-rsid="0031a16f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2fbbed" officeooo:paragraph-rsid="002fbbed"/>
    </style:style>
    <style:style style:name="P49" style:family="paragraph" style:parent-style-name="Table_20_Contents">
      <style:paragraph-properties fo:text-align="start" style:justify-single-word="false"/>
      <style:text-properties officeooo:rsid="0031a16f" officeooo:paragraph-rsid="0031a16f"/>
    </style:style>
    <style:style style:name="T1" style:family="text">
      <style:text-properties officeooo:rsid="00061be9"/>
    </style:style>
    <style:style style:name="T2" style:family="text">
      <style:text-properties style:text-underline-style="none" officeooo:rsid="00061be9"/>
    </style:style>
    <style:style style:name="T3" style:family="text">
      <style:text-properties officeooo:rsid="0014bb08"/>
    </style:style>
    <style:style style:name="T4" style:family="text">
      <style:text-properties officeooo:rsid="000ee70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4d9ed"/>
    </style:style>
    <style:style style:name="T8" style:family="text">
      <style:text-properties officeooo:rsid="001dbb3f"/>
    </style:style>
    <style:style style:name="T9" style:family="text">
      <style:text-properties officeooo:rsid="00251d8b"/>
    </style:style>
    <style:style style:name="T10" style:family="text">
      <style:text-properties officeooo:rsid="002ec47d"/>
    </style:style>
    <style:style style:name="T11" style:family="text">
      <style:text-properties officeooo:rsid="003482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3</text:p>
      <text:p text:style-name="P1"/>
      <text:p text:style-name="P2">a) Medir el tiempo de ejecución del bucl<text:span text:style-name="T9">e</text:span></text:p>
      <text:p text:style-name="P2"/>
      <text:p text:style-name="P42">for(int k=0; k&lt;200; k++){</text:p>
      <text:p text:style-name="P42"><text:tab/>for(int i = 0; i &lt; 2176; i++){</text:p>
      <text:p text:style-name="P42"><text:tab/><text:tab/>for(int j = 0; j &lt; 2176; j++){</text:p>
      <text:p text:style-name="P42"><text:tab/><text:tab/><text:tab/><text:span text:style-name="T4">A[j][i] = A[j][i] * k + B[i][j] * C[j][i] + 3.14 * D [i][j]</text:span></text:p>
      <text:p text:style-name="P42"><text:tab/><text:tab/>}</text:p>
      <text:p text:style-name="P42"><text:tab/>}</text:p>
      <text:p text:style-name="P42">}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8">Opción -O0</text:p>
          </table:table-cell>
          <table:table-cell table:style-name="Tabla3.B1" office:value-type="string">
            <text:p text:style-name="P28">Opción -O2</text:p>
          </table:table-cell>
        </table:table-row>
        <table:table-row>
          <table:table-cell table:style-name="Tabla3.A2" office:value-type="string">
            <text:p text:style-name="P26">25’942.4 ms</text:p>
          </table:table-cell>
          <table:table-cell table:style-name="Tabla3.B2" office:value-type="string">
            <text:p text:style-name="P40">20’014.5 ms</text:p>
          </table:table-cell>
        </table:table-row>
      </table:table>
      <text:p text:style-name="P3"/>
      <text:p text:style-name="P2">b) Desarrollar el algoritmo de Padding y realizar las modificaciones correspondientes en el código. Para el mismo número de iteraciones de los bucles, medir tiempo de ejecución del bucle. </text:p>
      <text:p text:style-name="P4">Calculamos el stride del siguiente algoritmo:</text:p>
      <text:p text:style-name="P4">for(int k=0; k&lt;200; k++){</text:p>
      <text:p text:style-name="P4"><text:tab/>for(int i = 0; i &lt; 2176; i++){</text:p>
      <text:p text:style-name="P4"><text:tab/><text:tab/>for(int j = 0; j &lt; 2176; j++){</text:p>
      <text:p text:style-name="P4"><text:tab/><text:tab/><text:tab/><text:span text:style-name="T4">A[j][i] = A[j][i] * k + B[i][j] * C[j][i] + 3.14 * D [i][j]</text:span></text:p>
      <text:p text:style-name="P4"><text:tab/><text:tab/>}</text:p>
      <text:p text:style-name="P4"><text:tab/>}</text:p>
      <text:p text:style-name="P4">}</text:p>
      <text:p text:style-name="P4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>
          <table:table-cell table:style-name="Tabla4.A1" table:number-columns-spanned="4" office:value-type="string">
            <text:p text:style-name="P30">Calculamos el valor de FA para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2">FA(A)</text:p>
          </table:table-cell>
          <table:table-cell table:style-name="Tabla4.B2" table:number-columns-spanned="3" office:value-type="string">
            <text:p text:style-name="P32">2176<text:span text:style-name="T5"> </text:span>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2">FA(B)</text:p>
          </table:table-cell>
          <table:table-cell table:style-name="Tabla4.B2" table:number-columns-spanned="3" office:value-type="string">
            <text:p text:style-name="P32">2176<text:span text:style-name="T5"> </text:span><text:span text:style-name="T6">* i + j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2">FA(C)</text:p>
          </table:table-cell>
          <table:table-cell table:style-name="Tabla4.B2" table:number-columns-spanned="3" office:value-type="string">
            <text:p text:style-name="P32">2176 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2">FA(D)</text:p>
          </table:table-cell>
          <table:table-cell table:style-name="Tabla4.B2" table:number-columns-spanned="3" office:value-type="string">
            <text:p text:style-name="P32">2176 * i + j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0">Calculamos el 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32">x=i</text:p>
          </table:table-cell>
          <table:table-cell table:style-name="Tabla4.A2" office:value-type="string">
            <text:p text:style-name="P32">x=j</text:p>
          </table:table-cell>
          <table:table-cell table:style-name="Tabla4.B2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2">Stride(A,x)</text:p>
          </table:table-cell>
          <table:table-cell table:style-name="Tabla4.A2" office:value-type="string">
            <text:p text:style-name="P32">1</text:p>
          </table:table-cell>
          <table:table-cell table:style-name="Tabla4.A2" office:value-type="string">
            <text:p text:style-name="P32">2176</text:p>
          </table:table-cell>
          <table:table-cell table:style-name="Tabla4.B2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2">Stride(B,x)</text:p>
          </table:table-cell>
          <table:table-cell table:style-name="Tabla4.A2" office:value-type="string">
            <text:p text:style-name="P32">2176</text:p>
          </table:table-cell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2">Stride(C,x)</text:p>
          </table:table-cell>
          <table:table-cell table:style-name="Tabla4.A2" office:value-type="string">
            <text:p text:style-name="P32">1</text:p>
          </table:table-cell>
          <table:table-cell table:style-name="Tabla4.A2" office:value-type="string">
            <text:p text:style-name="P32">2176</text:p>
          </table:table-cell>
          <table:table-cell table:style-name="Tabla4.B2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2">Stride(D,x)</text:p>
          </table:table-cell>
          <table:table-cell table:style-name="Tabla4.A2" office:value-type="string">
            <text:p text:style-name="P32">2176</text:p>
          </table:table-cell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32"/>
          </table:table-cell>
        </table:table-row>
        <table:table-row>
          <table:table-cell table:style-name="Tabla4.B2" table:number-columns-spanned="4" office:value-type="string">
            <text:p text:style-name="P45">Calculamos el valor de Set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33">x=i</text:p>
          </table:table-cell>
          <table:table-cell table:style-name="Tabla4.A2" office:value-type="string">
            <text:p text:style-name="P33">x=j</text:p>
          </table:table-cell>
          <table:table-cell table:style-name="Tabla4.B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3">SetStride(A,x)</text:p>
          </table:table-cell>
          <table:table-cell table:style-name="Tabla4.A2" office:value-type="string">
            <text:p text:style-name="P34">0 <text:span text:style-name="T7">(64)</text:span></text:p>
          </table:table-cell>
          <table:table-cell table:style-name="Tabla4.A2" office:value-type="string">
            <text:p text:style-name="P34">8</text:p>
          </table:table-cell>
          <table:table-cell table:style-name="Tabla4.B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33">SetStride(B,x)</text:p>
          </table:table-cell>
          <table:table-cell table:style-name="Tabla4.A2" office:value-type="string">
            <text:p text:style-name="P34">8</text:p>
          </table:table-cell>
          <table:table-cell table:style-name="Tabla4.A2" office:value-type="string">
            <text:p text:style-name="P34">0 <text:span text:style-name="T7">(64)</text:span></text:p>
          </table:table-cell>
          <table:table-cell table:style-name="Tabla4.B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33">SetStride(C,x)</text:p>
          </table:table-cell>
          <table:table-cell table:style-name="Tabla4.A2" office:value-type="string">
            <text:p text:style-name="P34">0 <text:span text:style-name="T7">(64)</text:span></text:p>
          </table:table-cell>
          <table:table-cell table:style-name="Tabla4.A2" office:value-type="string">
            <text:p text:style-name="P35">8</text:p>
          </table:table-cell>
          <table:table-cell table:style-name="Tabla4.B2" office:value-type="string">
            <text:p text:style-name="P34"/>
          </table:table-cell>
        </table:table-row>
        <table:table-row>
          <table:table-cell table:style-name="Tabla4.A2" office:value-type="string">
            <text:p text:style-name="P33">SetStride(D,x)</text:p>
          </table:table-cell>
          <table:table-cell table:style-name="Tabla4.A2" office:value-type="string">
            <text:p text:style-name="P34">8</text:p>
          </table:table-cell>
          <table:table-cell table:style-name="Tabla4.A2" office:value-type="string">
            <text:p text:style-name="P34">0 <text:span text:style-name="T7">(64)</text:span></text:p>
          </table:table-cell>
          <table:table-cell table:style-name="Tabla4.B2" office:value-type="string">
            <text:p text:style-name="P34"/>
          </table:table-cell>
        </table:table-row>
        <text:soft-page-break/>
        <table:table-row>
          <table:table-cell table:style-name="Tabla4.B2" table:number-columns-spanned="4" office:value-type="string">
            <text:p text:style-name="P46">Seleccionamos todos los arrays Xi con stride &gt;&gt; W <text:span text:style-name="T10">en el bucle más interno del anidamiento Ik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8">NewStride(A,j)</text:p>
          </table:table-cell>
          <table:table-cell table:style-name="Tabla4.B2" table:number-columns-spanned="3" office:value-type="string">
            <text:p text:style-name="P48">Stride(A,j)+W = 2176+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NewStride (B,i)</text:p>
          </table:table-cell>
          <table:table-cell table:style-name="Tabla4.B2" table:number-columns-spanned="3" office:value-type="string">
            <text:p text:style-name="P48">Stride(B,i)+W = 2176+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NewStride (C,j)</text:p>
          </table:table-cell>
          <table:table-cell table:style-name="Tabla4.B2" table:number-columns-spanned="3" office:value-type="string">
            <text:p text:style-name="P48">Stride (C,j) + W = 2176 + 16 = 219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8">NewStride (D,i)</text:p>
          </table:table-cell>
          <table:table-cell table:style-name="Tabla4.B2" table:number-columns-spanned="3" office:value-type="string">
            <text:p text:style-name="P48">Stride(D,i) + W = 2176 + 16 = 2192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47">Calculamos el SetStride de los NewStride 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9">SetStride(NewStride(A,j))</text:p>
          </table:table-cell>
          <table:table-cell table:style-name="Tabla4.B2" table:number-columns-spanned="3" office:value-type="string">
            <text:p text:style-name="P49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9">SetStride(NewStride(B,i))</text:p>
          </table:table-cell>
          <table:table-cell table:style-name="Tabla4.B2" table:number-columns-spanned="3" office:value-type="string">
            <text:p text:style-name="P49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9">SetStride(NewStride(C,j))</text:p>
          </table:table-cell>
          <table:table-cell table:style-name="Tabla4.B2" table:number-columns-spanned="3" office:value-type="string">
            <text:p text:style-name="P49">9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49">SetStride(NewStride(D,i))</text:p>
          </table:table-cell>
          <table:table-cell table:style-name="Tabla4.B2" table:number-columns-spanned="3" office:value-type="string">
            <text:p text:style-name="P49">9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1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 table:style-name="Tabla4.29"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36">x=i</text:p>
          </table:table-cell>
          <table:table-cell table:style-name="Tabla4.A2" office:value-type="string">
            <text:p text:style-name="P36">x=j</text:p>
          </table:table-cell>
          <table:table-cell table:style-name="Tabla4.B2" office:value-type="string">
            <text:p text:style-name="P36"/>
          </table:table-cell>
        </table:table-row>
        <table:table-row>
          <table:table-cell table:style-name="Tabla4.A2" office:value-type="string">
            <text:p text:style-name="P36">GCD(SetStrike(A,x),64)</text:p>
          </table:table-cell>
          <table:table-cell table:style-name="Tabla4.A2" office:value-type="string">
            <text:p text:style-name="P39">1</text:p>
          </table:table-cell>
          <table:table-cell table:style-name="Tabla4.A2" office:value-type="string">
            <text:p text:style-name="P39">1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7">GCD(SetStrike(<text:span text:style-name="T8">B</text:span>,x),64)</text:p>
          </table:table-cell>
          <table:table-cell table:style-name="Tabla4.A2" office:value-type="string">
            <text:p text:style-name="P39">1</text:p>
          </table:table-cell>
          <table:table-cell table:style-name="Tabla4.A2" office:value-type="string">
            <text:p text:style-name="P39">1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7">GCD(SetStrike(<text:span text:style-name="T8">C</text:span>,x),64)</text:p>
          </table:table-cell>
          <table:table-cell table:style-name="Tabla4.A2" office:value-type="string">
            <text:p text:style-name="P39">1</text:p>
          </table:table-cell>
          <table:table-cell table:style-name="Tabla4.A2" office:value-type="string">
            <text:p text:style-name="P39">1</text:p>
          </table:table-cell>
          <table:table-cell table:style-name="Tabla4.B2" office:value-type="string">
            <text:p text:style-name="P39"/>
          </table:table-cell>
        </table:table-row>
        <table:table-row>
          <table:table-cell table:style-name="Tabla4.A2" office:value-type="string">
            <text:p text:style-name="P37">GCD(SetStrike(<text:span text:style-name="T8">D</text:span>,x),64)</text:p>
          </table:table-cell>
          <table:table-cell table:style-name="Tabla4.A2" office:value-type="string">
            <text:p text:style-name="P39">1</text:p>
          </table:table-cell>
          <table:table-cell table:style-name="Tabla4.A2" office:value-type="string">
            <text:p text:style-name="P39">1</text:p>
          </table:table-cell>
          <table:table-cell table:style-name="Tabla4.B2" office:value-type="string">
            <text:p text:style-name="P39"/>
          </table:table-cell>
        </table:table-row>
      </table:table>
      <text:p text:style-name="P43"/>
      <text:p text:style-name="P44">Para obtener estos resultados, debemos de aumentar el tamaño de las columnas de las matrices A y C en 16. <text:span text:style-name="T11">Una vez aplicado estos cálculos, obtenemos los siguientes tiempos:</text:span></text:p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9">Opción -O0</text:p>
          </table:table-cell>
          <table:table-cell table:style-name="Tabla5.B1" office:value-type="string">
            <text:p text:style-name="P29">Opción -O2</text:p>
          </table:table-cell>
        </table:table-row>
        <table:table-row>
          <table:table-cell table:style-name="Tabla5.A2" office:value-type="string">
            <text:p text:style-name="P38">58.726 ms</text:p>
          </table:table-cell>
          <table:table-cell table:style-name="Tabla5.B2" office:value-type="string">
            <text:p text:style-name="P27">51.965 ms</text:p>
          </table:table-cell>
        </table:table-row>
      </table:table>
      <text:p text:style-name="P5"/>
      <text:p text:style-name="P10"><text:span text:style-name="T2">c) </text:span>Para los resultados obtenidos en los casos de ejecución anteriores, realizar la comparación de tiempos de ejecución con las distintas opciones de optimización en la compilación (defecto, O0 y O2)</text:p>
      <text:p text:style-name="P17"/>
      <text:p text:style-name="P18">Si observamos los tiempos de cómputo, comprobamos que al aplicar la opción -O2 se produce un tiempo inferior al obtenido con la opción -O0.</text:p>
      <text:p text:style-name="P18"/>
      <text:p text:style-name="P18">Además, el tiempo de cómputo al realizar el padding también disminuye si lo comparamos a los tiempos obtenidos sin aplicar el padding.</text:p>
      <text:p text:style-name="P17"/>
      <text:p text:style-name="P10"><text:span text:style-name="T1">d) </text:span>Justificar resultados, aportando características hardware del equipo donde se han realizado las pruebas</text:p>
      <text:p text:style-name="P7"/>
      <text:p text:style-name="P19">Cuando no se aplica el padding, la ocupación de la caché se realiza del siguiente modo: Se rellenan 64 filas de la caché y se utiliza una. Esto provoca un mayor tiempo de ejecución del algoritmo.</text:p>
      <text:p text:style-name="P19"/>
      <text:p text:style-name="P19">Al aplicar el padding, se rellenan 64 filas de la caché y se utilizan las 64 filas de la caché. Esto produce una reducción notable del tiempo de ejecución del algoritmo, tal y como se muestran en los datos obtenidos anteriormente. </text:p>
      <text:p text:style-name="P19"/>
      <text:p text:style-name="P20"><text:soft-page-break/>Al utilizar GCD, tenemos que el número de set donde se pueden ubicar referencias a X en Ik son 64/GCD(X,Ik). </text:p>
      <text:p text:style-name="P20"/>
      <text:p text:style-name="P21">Dado que el valor de GCD con padding es 1, tenemos que la ocupación de la caché es máxima; en cambio, si no aplicamos padding la ocupación de la caché no es máxima</text:p>
      <text:p text:style-name="P7"/>
      <text:p text:style-name="P8">Las características hardware del equipo empleado son las siguientes: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Procesador del equipo</text:p>
          </table:table-cell>
          <table:table-cell table:style-name="Tabla1.A1" office:value-type="string">
            <text:p text:style-name="P22">Intel Core i7-8565U</text:p>
          </table:table-cell>
        </table:table-row>
        <table:table-row>
          <table:table-cell table:style-name="Tabla1.A1" office:value-type="string">
            <text:p text:style-name="P22">Entorno de desarrollo</text:p>
          </table:table-cell>
          <table:table-cell table:style-name="Tabla1.A1" office:value-type="string">
            <text:p text:style-name="P22">Ubuntu 20.04.3</text:p>
          </table:table-cell>
        </table:table-row>
        <table:table-row>
          <table:table-cell table:style-name="Tabla1.A1" office:value-type="string">
            <text:p text:style-name="P23">Herramienta de desarrollo</text:p>
          </table:table-cell>
          <table:table-cell table:style-name="Tabla1.A1" office:value-type="string">
            <text:p text:style-name="P23">C++</text:p>
          </table:table-cell>
        </table:table-row>
        <table:table-row>
          <table:table-cell table:style-name="Tabla1.A1" office:value-type="string">
            <text:p text:style-name="P23">Compilador empleado</text:p>
          </table:table-cell>
          <table:table-cell table:style-name="Tabla1.A1" office:value-type="string">
            <text:p text:style-name="P23">G++ version 9.3.0</text:p>
          </table:table-cell>
        </table:table-row>
      </table:table>
      <text:p text:style-name="P12"/>
      <text:p text:style-name="P11">Características de la memoria caché L1</text:p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4">data</text:p>
          </table:table-cell>
          <table:table-cell table:style-name="Tabla2.A1" office:value-type="string">
            <text:p text:style-name="P24">4x32 KB <text:span text:style-name="T3">(4 bloques de 32 KB)</text:span></text:p>
          </table:table-cell>
        </table:table-row>
        <table:table-row>
          <table:table-cell table:style-name="Tabla2.A1" office:value-type="string">
            <text:p text:style-name="P25">line size</text:p>
          </table:table-cell>
          <table:table-cell table:style-name="Tabla2.A1" office:value-type="string">
            <text:p text:style-name="P25">64 B</text:p>
          </table:table-cell>
        </table:table-row>
        <table:table-row>
          <table:table-cell table:style-name="Tabla2.A1" office:value-type="string">
            <text:p text:style-name="P25">Associativity</text:p>
          </table:table-cell>
          <table:table-cell table:style-name="Tabla2.A1" office:value-type="string">
            <text:p text:style-name="P25">8-way set</text:p>
          </table:table-cell>
        </table:table-row>
      </table:table>
      <text:p text:style-name="P15"/>
      <text:p text:style-name="P16">Numero de palabras por bloque: 16</text:p>
      <text:p text:style-name="P13">Calculamos el número de líneas por vía:</text:p>
      <text:p text:style-name="P13"/>
      <text:p text:style-name="P13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13:00:19.179000000</meta:creation-date>
    <dc:date>2022-05-11T13:33:35.668000000</dc:date>
    <meta:editing-duration>PT2H5M50S</meta:editing-duration>
    <meta:editing-cycles>39</meta:editing-cycles>
    <meta:generator>LibreOffice/6.4.2.2$Windows_X86_64 LibreOffice_project/4e471d8c02c9c90f512f7f9ead8875b57fcb1ec3</meta:generator>
    <meta:document-statistic meta:table-count="5" meta:image-count="0" meta:object-count="1" meta:page-count="3" meta:paragraph-count="126" meta:word-count="625" meta:character-count="3480" meta:non-whitespace-character-count="2958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